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codingSerializer.writel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codingSerializ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codingSerializ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ingSerializer.startElement( String nsuri , String local , String qual , Attributes attribut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EncodingSerializer.EncodingSerializer( Encoder enco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codingSerializer.setIndentPerLevel(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codingSerializer.getColumnNumb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ingSerializer.set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ingSerializer.getLineNumb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ingSerializer.setOutputStream(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codingSerializer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codingSerializer.flu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codingSerializer.endElement( String nsuri , String local , String qu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codingSerializer.encode( char data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ingSerializer.write( char data [ ]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codingSerializer.encode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codingSerializer.getLoca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ncodingSerializer.write( char data [ ]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codingSerializer.writeIndent( int ind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codingSerializer.write(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codingSerializ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ingSerializer.encode( char data [ ] , int start , int length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ncodingSerializer.assureIndentBuffer( int siz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codingSerializer.include( String content , HttpServletRequest request , ContentHandler 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ncodingSerializer.write( String data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codingSerializ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codingSerializer.characters( char ch [ ]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codingSerializer.writeln(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codingSerializer.setup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ingSerializer.getPublic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ingSerializer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ingSerializer.getSystem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ingSerializer.write( int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